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599" officeooo:paragraph-rsid="0001f599"/>
    </style:style>
    <style:style style:name="P2" style:family="paragraph" style:parent-style-name="Standard">
      <style:text-properties officeooo:rsid="0003c7f9" officeooo:paragraph-rsid="0003c7f9"/>
    </style:style>
    <style:style style:name="P3" style:family="paragraph" style:parent-style-name="Standard">
      <style:text-properties officeooo:rsid="00108472" officeooo:paragraph-rsid="00108472"/>
    </style:style>
    <style:style style:name="P4" style:family="paragraph" style:parent-style-name="Standard">
      <style:text-properties officeooo:rsid="0014e029" officeooo:paragraph-rsid="0014e029"/>
    </style:style>
    <style:style style:name="P5" style:family="paragraph" style:parent-style-name="Standard">
      <style:text-properties officeooo:rsid="00195c92" officeooo:paragraph-rsid="00195c92"/>
    </style:style>
    <style:style style:name="P6" style:family="paragraph" style:parent-style-name="Standard">
      <style:text-properties officeooo:rsid="001ad034" officeooo:paragraph-rsid="001ad034"/>
    </style:style>
    <style:style style:name="P7" style:family="paragraph" style:parent-style-name="Standard">
      <style:text-properties officeooo:rsid="001d4f1f" officeooo:paragraph-rsid="001d4f1f"/>
    </style:style>
    <style:style style:name="P8" style:family="paragraph" style:parent-style-name="Standard">
      <style:text-properties officeooo:rsid="001f51df" officeooo:paragraph-rsid="001f51df"/>
    </style:style>
    <style:style style:name="T1" style:family="text">
      <style:text-properties officeooo:rsid="0003c7f9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5c042"/>
    </style:style>
    <style:style style:name="T5" style:family="text">
      <style:text-properties fo:language="ru" fo:country="RU" officeooo:rsid="000654d9"/>
    </style:style>
    <style:style style:name="T6" style:family="text">
      <style:text-properties fo:language="ru" fo:country="RU" officeooo:rsid="0008e1b8"/>
    </style:style>
    <style:style style:name="T7" style:family="text">
      <style:text-properties fo:language="ru" fo:country="RU" officeooo:rsid="000b78bb"/>
    </style:style>
    <style:style style:name="T8" style:family="text">
      <style:text-properties fo:language="ru" fo:country="RU" officeooo:rsid="000bcdda"/>
    </style:style>
    <style:style style:name="T9" style:family="text">
      <style:text-properties fo:language="ru" fo:country="RU" officeooo:rsid="000c20fa"/>
    </style:style>
    <style:style style:name="T10" style:family="text">
      <style:text-properties fo:language="ru" fo:country="RU" officeooo:rsid="0014e029"/>
    </style:style>
    <style:style style:name="T11" style:family="text">
      <style:text-properties fo:language="ru" fo:country="RU" officeooo:rsid="00152cd9"/>
    </style:style>
    <style:style style:name="T12" style:family="text">
      <style:text-properties fo:language="ru" fo:country="RU" officeooo:rsid="0016e345"/>
    </style:style>
    <style:style style:name="T13" style:family="text">
      <style:text-properties fo:language="ru" fo:country="RU" officeooo:rsid="001baf6b"/>
    </style:style>
    <style:style style:name="T14" style:family="text">
      <style:text-properties fo:language="ru" fo:country="RU" officeooo:rsid="001e2776"/>
    </style:style>
    <style:style style:name="T15" style:family="text">
      <style:text-properties fo:language="ru" fo:country="RU" officeooo:rsid="002143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Личный кабинет</text:p>
      <text:p text:style-name="P1">- <text:span text:style-name="T1">реферальная ссылка текущего пользователя</text:span></text:p>
      <text:p text:style-name="P1">- <text:span text:style-name="T1">раздел «Моя команда»</text:span></text:p>
      <text:p text:style-name="P1">- <text:span text:style-name="T1">личные данные</text:span></text:p>
      <text:p text:style-name="P2"><text:tab/>основные:</text:p>
      <text:p text:style-name="P2"><text:tab/><text:tab/>фото,</text:p>
      <text:p text:style-name="P2"><text:tab/><text:tab/>страница ВК,</text:p>
      <text:p text:style-name="P2"><text:tab/><text:tab/>скайп;</text:p>
      <text:p text:style-name="P2"><text:tab/>дополнительные:</text:p>
      <text:p text:style-name="P2"><text:tab/><text:tab/><text:span text:style-name="T2">facebook,</text:span></text:p>
      <text:p text:style-name="P2"><text:span text:style-name="T2"><text:tab/><text:tab/>youtube,</text:span></text:p>
      <text:p text:style-name="P2"><text:span text:style-name="T2"><text:tab/><text:tab/>twitter,</text:span></text:p>
      <text:p text:style-name="P2"><text:span text:style-name="T2"><text:tab/><text:tab/></text:span><text:span text:style-name="T3">сайт или блог.</text:span></text:p>
      <text:p text:style-name="P2"><text:span text:style-name="T3">- </text:span><text:span text:style-name="T4">планировщик дел.</text:span></text:p>
      <text:p text:style-name="P2"><text:span text:style-name="T4"><text:tab/>Возможность планирование расписания по частям.</text:span></text:p>
      <text:p text:style-name="P2"><text:span text:style-name="T4"><text:tab/>Возможность раскрашивать пункты расписания цветами.</text:span></text:p>
      <text:p text:style-name="P2"><text:span text:style-name="T4">- блок с заданиями </text:span><text:span text:style-name="T5">(мои задания) </text:span><text:span text:style-name="T4">(задания от спонсора).</text:span></text:p>
      <text:p text:style-name="P2"><text:span text:style-name="T4"><text:tab/></text:span><text:span text:style-name="T6">Задания назначаются спонсором. При выполнении задания пользователь помечает <text:tab/>данное в системе. Возможность писать комментарии к заданиям, как спонсором так и <text:tab/>пользователем.</text:span></text:p>
      <text:p text:style-name="P2"><text:span text:style-name="T6">- </text:span><text:span text:style-name="T7">сообщения.</text:span></text:p>
      <text:p text:style-name="P2"><text:span text:style-name="T7"><text:tab/>Блок сообщений от спонсора, возможность высылать сообщения своим рефералам, <text:tab/>дереву </text:span><text:span text:style-name="T8">(моя команда) </text:span><text:span text:style-name="T7">(скорее всего это одно и тоже).</text:span></text:p>
      <text:p text:style-name="P2"><text:span text:style-name="T7">- </text:span><text:span text:style-name="T9">блок новостей из ВК.</text:span></text:p>
      <text:p text:style-name="P2"><text:span text:style-name="T9"><text:tab/>Возможность добавления новости в группу в ВК. Из кабинета пользователя <text:tab/>высылается сообщение админам ВК о новости для размещения. Блок новостей общий <text:tab/>для всех.</text:span></text:p>
      <text:p text:style-name="P3"><text:span text:style-name="T6">- </text:span><text:span text:style-name="T3">вкладка моя команда.</text:span></text:p>
      <text:p text:style-name="P3"><text:span text:style-name="T10"><text:tab/>1) Видна вся команда, в виде дерева.</text:span></text:p>
      <text:p text:style-name="P4"><text:span text:style-name="T3"><text:tab/>2) Возможность просмотра данных пользователя из дерева, </text:span><text:span text:style-name="T11">например, нажатием </text:span><text:span text:style-name="T12">ЛКМ</text:span><text:span text:style-name="T11"> <text:tab/>на узел.</text:span></text:p>
      <text:p text:style-name="P5"><text:span text:style-name="T11"><text:tab/>3</text:span><text:span text:style-name="T3">) Дать задание члену команды.</text:span></text:p>
      <text:p text:style-name="P6"><text:span text:style-name="T3"><text:tab/>4) Проверить задания.</text:span></text:p>
      <text:p text:style-name="P6"><text:span text:style-name="T3"><text:tab/>5) </text:span><text:span text:style-name="T13">Возможность написания сообщения всей команде.</text:span></text:p>
      <text:p text:style-name="P7"><text:span text:style-name="T13"><text:tab/>6</text:span><text:span text:style-name="T3">) </text:span><text:span text:style-name="T14">Возможность просмотра планировщика заданий своего реферала.</text:span></text:p>
      <text:p text:style-name="P8"><text:span text:style-name="T14"><text:tab/>7</text:span><text:span text:style-name="T3">) Полезные ссылки (</text:span><text:span text:style-name="T15">доступны моей команде</text:span><text:span text:style-name="T3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4:24:15.232000000</meta:creation-date>
    <meta:generator>LibreOffice/4.2.6.3$Windows_x86 LibreOffice_project/3fd416d4c6db7d3204c17ce57a1d70f6e531ee21</meta:generator>
    <dc:date>2014-08-30T14:41:22.207000000</dc:date>
    <meta:editing-duration>PT15M54S</meta:editing-duration>
    <meta:editing-cycles>30</meta:editing-cycles>
    <meta:document-statistic meta:table-count="0" meta:image-count="0" meta:object-count="0" meta:page-count="1" meta:paragraph-count="30" meta:word-count="168" meta:character-count="1226" meta:non-whitespace-character-count="1054"/>
  </office:meta>
</office:document-meta>
</file>